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bc56" officeooo:paragraph-rsid="000abc56"/>
    </style:style>
    <style:style style:name="P2" style:family="paragraph" style:parent-style-name="Standard">
      <style:text-properties officeooo:rsid="000b94f7" officeooo:paragraph-rsid="000b94f7"/>
    </style:style>
    <style:style style:name="P3" style:family="paragraph" style:parent-style-name="Standard">
      <style:text-properties officeooo:rsid="000cd43a" officeooo:paragraph-rsid="000cd43a"/>
    </style:style>
    <style:style style:name="P4" style:family="paragraph" style:parent-style-name="Standard">
      <style:text-properties officeooo:rsid="000ef66c" officeooo:paragraph-rsid="000ef66c"/>
    </style:style>
    <style:style style:name="P5" style:family="paragraph" style:parent-style-name="Standard">
      <style:text-properties officeooo:rsid="000f3c96" officeooo:paragraph-rsid="000f3c96"/>
    </style:style>
    <style:style style:name="P6" style:family="paragraph" style:parent-style-name="Standard">
      <style:text-properties officeooo:rsid="0010c762" officeooo:paragraph-rsid="0010c762"/>
    </style:style>
    <style:style style:name="P7" style:family="paragraph" style:parent-style-name="Standard">
      <style:text-properties officeooo:rsid="0011fdf8" officeooo:paragraph-rsid="0011fdf8"/>
    </style:style>
    <style:style style:name="P8" style:family="paragraph" style:parent-style-name="Standard">
      <style:text-properties officeooo:rsid="001371f1" officeooo:paragraph-rsid="0011fdf8"/>
    </style:style>
    <style:style style:name="P9" style:family="paragraph" style:parent-style-name="Standard">
      <style:text-properties officeooo:rsid="001371f1" officeooo:paragraph-rsid="001371f1"/>
    </style:style>
    <style:style style:name="P10" style:family="paragraph" style:parent-style-name="Standard">
      <style:text-properties officeooo:rsid="0013f025" officeooo:paragraph-rsid="0013f025"/>
    </style:style>
    <style:style style:name="P11" style:family="paragraph" style:parent-style-name="Standard">
      <style:text-properties officeooo:rsid="00166dd7" officeooo:paragraph-rsid="00166dd7"/>
    </style:style>
    <style:style style:name="P12" style:family="paragraph" style:parent-style-name="Standard">
      <style:text-properties officeooo:rsid="0018458e" officeooo:paragraph-rsid="0018458e"/>
    </style:style>
    <style:style style:name="P13" style:family="paragraph" style:parent-style-name="Standard">
      <style:text-properties officeooo:rsid="00185451" officeooo:paragraph-rsid="00185451"/>
    </style:style>
    <style:style style:name="P14" style:family="paragraph" style:parent-style-name="Standard">
      <style:text-properties officeooo:rsid="0018ec76" officeooo:paragraph-rsid="0018ec76"/>
    </style:style>
    <style:style style:name="P15" style:family="paragraph" style:parent-style-name="Standard">
      <style:text-properties officeooo:rsid="00194488" officeooo:paragraph-rsid="00194488"/>
    </style:style>
    <style:style style:name="P16" style:family="paragraph" style:parent-style-name="Standard">
      <style:text-properties officeooo:rsid="001af80b" officeooo:paragraph-rsid="001af80b"/>
    </style:style>
    <style:style style:name="P17" style:family="paragraph" style:parent-style-name="Standard">
      <style:text-properties officeooo:rsid="001d3ec4" officeooo:paragraph-rsid="001d3ec4"/>
    </style:style>
    <style:style style:name="P18" style:family="paragraph" style:parent-style-name="Standard">
      <style:text-properties officeooo:rsid="001ee772" officeooo:paragraph-rsid="001ee772"/>
    </style:style>
    <style:style style:name="P19" style:family="paragraph" style:parent-style-name="Standard">
      <style:text-properties officeooo:rsid="001f6963" officeooo:paragraph-rsid="001f6963"/>
    </style:style>
    <style:style style:name="T1" style:family="text">
      <style:text-properties officeooo:rsid="000dcc5a"/>
    </style:style>
    <style:style style:name="T2" style:family="text">
      <style:text-properties officeooo:rsid="0018458e"/>
    </style:style>
    <style:style style:name="T3" style:family="text">
      <style:text-properties officeooo:rsid="0018ec76"/>
    </style:style>
    <style:style style:name="T4" style:family="text">
      <style:text-properties officeooo:rsid="001f69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439</text:p>
      <text:p text:style-name="P1">data mining/ android develop</text:p>
      <text:p text:style-name="P1">data management </text:p>
      <text:p text:style-name="P1">109 python</text:p>
      <text:p text:style-name="P1">8</text:p>
      <text:p text:style-name="P1">bfp</text:p>
      <text:p text:style-name="P1">3</text:p>
      <text:p text:style-name="P1">1</text:p>
      <text:p text:style-name="P1"/>
      <text:p text:style-name="P1">cs <text:s/>master</text:p>
      <text:p text:style-name="P1">4-5</text:p>
      <text:p text:style-name="P1">business <text:s/>MSBA mis master 难</text:p>
      <text:p text:style-name="P1">national 3</text:p>
      <text:p text:style-name="P1">MSIT 1 简单</text:p>
      <text:p text:style-name="P1">2</text:p>
      <text:p text:style-name="P1"/>
      <text:p text:style-name="P1">5</text:p>
      <text:p text:style-name="P1">cs</text:p>
      <text:p text:style-name="P1">MS CS 3.8 </text:p>
      <text:p text:style-name="P1">Ms engineering 3.6</text:p>
      <text:p text:style-name="P1">MS IS information (big data) 3.5</text:p>
      <text:p text:style-name="P1"/>
      <text:p text:style-name="P1">business</text:p>
      <text:p text:style-name="P1">bridge </text:p>
      <text:p text:style-name="P1">gmat</text:p>
      <text:p text:style-name="P1">gre</text:p>
      <text:p text:style-name="P1"/>
      <text:p text:style-name="P2">math</text:p>
      <text:p text:style-name="P2">bridge</text:p>
      <text:p text:style-name="P2"/>
      <text:p text:style-name="P2"/>
      <text:p text:style-name="P2"/>
      <text:p text:style-name="P3">0 1 3 <text:span text:style-name="T1">6 10 15</text:span></text:p>
      <text:p text:style-name="P3"/>
      <text:p text:style-name="P3"/>
      <text:p text:style-name="P3"/>
      <text:p text:style-name="P3"/>
      <text:p text:style-name="P3"/>
      <text:p text:style-name="P4">1f</text:p>
      <text:p text:style-name="P4">1 1111</text:p>
      <text:p text:style-name="P4">2^5-1=31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(rsp) 14</text:p>
      <text:p text:style-name="P4">edx 14</text:p>
      <text:p text:style-name="P4">esi 0</text:p>
      <text:p text:style-name="P4">edi 14</text:p>
      <text:p text:style-name="P4">rsp-8</text:p>
      <text:p text:style-name="P4"/>
      <text:p text:style-name="P6">10,37-5,0x25</text:p>
      <text:p text:style-name="P6">0,0-0,0</text:p>
      <text:p text:style-name="P7">1,5- 0,5</text:p>
      <text:p text:style-name="P7"/>
      <text:p text:style-name="P7">1</text:p>
      <text:p text:style-name="P8"/>
      <text:p text:style-name="P9">ecx 0</text:p>
      <text:p text:style-name="P9">edx 0</text:p>
      <text:p text:style-name="P9">edx 1</text:p>
      <text:p text:style-name="P9">1111</text:p>
      <text:p text:style-name="P9">24</text:p>
      <text:p text:style-name="P9">15</text:p>
      <text:p text:style-name="P9"/>
      <text:p text:style-name="P10">2/4</text:p>
      <text:p text:style-name="P10">0</text:p>
      <text:p text:style-name="P10"/>
      <text:p text:style-name="P10">5,115-73</text:p>
      <text:p text:style-name="P10"/>
      <text:p text:style-name="P11">654321 921 706</text:p>
      <text:p text:style-name="P11">123456 349 277</text:p>
      <text:p text:style-name="P11">321456 <text:span text:style-name="T2">349 909</text:span></text:p>
      <text:p text:style-name="P12">213456 277 349</text:p>
      <text:p text:style-name="P13">624513 349 706 |349 349| 921 349</text:p>
      <text:p text:style-name="P13">213645 277 349| <text:span text:style-name="T3">909 277</text:span></text:p>
      <text:p text:style-name="P14">214635</text:p>
      <text:p text:style-name="P14">241635</text:p>
      <text:p text:style-name="P15">216435 277 349| 706 277</text:p>
      <text:p text:style-name="P15">534621 909 927| </text:p>
      <text:p text:style-name="P15">643125</text:p>
      <text:p text:style-name="P16">536421</text:p>
      <text:p text:style-name="P16"/>
      <text:p text:style-name="P17">1 0</text:p>
      <text:p text:style-name="P17">2 -8</text:p>
      <text:p text:style-name="P17">3 -8</text:p>
      <text:p text:style-name="P17">4 r-8</text:p>
      <text:p text:style-name="P17"/>
      <text:p text:style-name="P18">101 36 -5</text:p>
      <text:p text:style-name="P18">310 36 50 <text:span text:style-name="T4">107 1001</text:span></text:p>
      <text:p text:style-name="P19">14 57 8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14:14:50.546281840</meta:creation-date>
    <dc:date>2017-10-18T17:22:00.060165934</dc:date>
    <meta:editing-duration>PT1H37M52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66" meta:word-count="139" meta:character-count="565" meta:non-whitespace-character-count="487"/>
  </office:meta>
</office:document-meta>
</file>